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3.335cm" svg:height="0.795cm" svg:x="6.549cm" svg:y="1.205cm"><text:p text:style-name="P2">INIZ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svg:width="0.345cm" svg:height="0.953cm" svg:x="8.057cm" svg:y="1.99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" draw:style-name="gr3" draw:text-style-name="P2" svg:width="3.123cm" svg:height="1.086cm" svg:x="6.708cm" svg:y="2.898cm"><text:p text:style-name="P2">Spengo il display </text:p><text:p text:style-name="P2">a 7 segmenti</text:p></draw:rect><draw:custom-shape text:anchor-type="paragraph" draw:z-index="3" draw:style-name="gr2" svg:width="0.345cm" svg:height="0.953cm" svg:x="8.137cm" svg:y="3.9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1" svg:width="3.652cm" svg:height="1.059cm" svg:x="6.523cm" svg:y="9.83cm"><text:p text:style-name="P2">Testo SE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style-name="gr1" svg:width="3.652cm" svg:height="1.059cm" svg:x="6.576cm" svg:y="12.45cm"><text:p text:style-name="P2">Testo SE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style-name="gr1" svg:width="3.652cm" svg:height="1.059cm" svg:x="6.496cm" svg:y="4.962cm"><text:p text:style-name="P2">Testo SE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" draw:style-name="gr4" draw:text-style-name="P2" svg:x1="12.291cm" svg:y1="5.491cm" svg:x2="10.148cm" svg:y2="5.491cm"><text:p/></draw:line><draw:frame text:anchor-type="paragraph" draw:z-index="10" draw:style-name="gr5" draw:text-style-name="P2" svg:width="1.588cm" svg:height="1.061cm" svg:x="10.148cm" svg:y="4.431cm"><draw:text-box><text:p text:style-name="P2">Non</text:p><text:p text:style-name="P2">Premuto</text:p></draw:text-box></draw:frame><draw:frame text:anchor-type="paragraph" draw:z-index="11" draw:style-name="gr6" draw:text-style-name="P2" svg:width="1.588cm" svg:height="0.606cm" svg:x="5.2cm" svg:y="4.962cm"><draw:text-box><text:p text:style-name="P2">Premuto</text:p></draw:text-box></draw:frame><draw:rect text:anchor-type="paragraph" draw:z-index="12" draw:style-name="gr3" draw:text-style-name="P2" svg:width="4.552cm" svg:height="1.086cm" svg:x="0.146cm" svg:y="7.317cm"><text:p text:style-name="P2">Accendo segmento 2</text:p><text:p text:style-name="P2">del display a 7 segmenti</text:p></draw:rect><draw:rect text:anchor-type="paragraph" draw:z-index="13" draw:style-name="gr3" draw:text-style-name="P2" svg:width="4.552cm" svg:height="1.086cm" svg:x="0.173cm" svg:y="9.804cm"><text:p text:style-name="P2">Accendo segmento 3</text:p><text:p text:style-name="P2">del display a 7 segmenti</text:p></draw:rect><draw:rect text:anchor-type="paragraph" draw:z-index="14" draw:style-name="gr3" draw:text-style-name="P2" svg:width="4.552cm" svg:height="1.086cm" svg:x="0.12cm" svg:y="12.423cm"><text:p text:style-name="P2">Accendo segmento 4</text:p><text:p text:style-name="P2">del display a 7 segmenti</text:p></draw:rect><draw:rect text:anchor-type="paragraph" draw:z-index="15" draw:style-name="gr3" draw:text-style-name="P2" svg:width="4.552cm" svg:height="1.086cm" svg:x="0.146cm" svg:y="4.882cm"><text:p text:style-name="P2">Accendo segmento 1</text:p><text:p text:style-name="P2">del display a 7 segmenti</text:p></draw:rect><draw:rect text:anchor-type="paragraph" draw:z-index="16" draw:style-name="gr3" draw:text-style-name="P2" svg:width="4.552cm" svg:height="1.086cm" svg:x="0.173cm" svg:y="14.698cm"><text:p text:style-name="P2">Accendo segmento 5</text:p><text:p text:style-name="P2">del display a 7 segmenti</text:p></draw:rect><draw:line text:anchor-type="paragraph" draw:z-index="17" draw:style-name="gr7" draw:text-style-name="P2" svg:x1="6.496cm" svg:y1="5.491cm" svg:x2="4.639cm" svg:y2="5.491cm"><text:p/></draw:line><draw:line text:anchor-type="paragraph" draw:z-index="18" draw:style-name="gr7" draw:text-style-name="P2" svg:x1="6.496cm" svg:y1="7.819cm" svg:x2="4.639cm" svg:y2="7.819cm"><text:p/></draw:line><draw:line text:anchor-type="paragraph" draw:z-index="19" draw:style-name="gr7" draw:text-style-name="P2" svg:x1="6.522cm" svg:y1="10.359cm" svg:x2="4.665cm" svg:y2="10.359cm"><text:p/></draw:line><draw:line text:anchor-type="paragraph" draw:z-index="20" draw:style-name="gr7" draw:text-style-name="P2" svg:x1="6.575cm" svg:y1="12.979cm" svg:x2="4.718cm" svg:y2="12.979cm"><text:p/></draw:line><draw:frame text:anchor-type="paragraph" draw:z-index="22" draw:style-name="gr6" draw:text-style-name="P2" svg:width="1.588cm" svg:height="0.606cm" svg:x="5.279cm" svg:y="7.29cm"><draw:text-box><text:p text:style-name="P2">Premuto</text:p></draw:text-box></draw:frame><draw:custom-shape text:anchor-type="paragraph" draw:z-index="6" draw:style-name="gr1" svg:width="3.652cm" svg:height="1.059cm" svg:x="6.496cm" svg:y="7.29cm"><text:p text:style-name="P2">Testo SE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4" draw:style-name="gr6" draw:text-style-name="P2" svg:width="1.588cm" svg:height="0.606cm" svg:x="5.2cm" svg:y="12.45cm"><draw:text-box><text:p text:style-name="P2">Nero</text:p></draw:text-box></draw:frame><draw:frame text:anchor-type="paragraph" draw:z-index="25" draw:style-name="gr6" draw:text-style-name="P2" svg:width="1.588cm" svg:height="0.606cm" svg:x="5.121cm" svg:y="9.83cm"><draw:text-box><text:p text:style-name="P2">Nero</text:p></draw:text-box></draw:frame><draw:line text:anchor-type="paragraph" draw:z-index="26" draw:style-name="gr4" draw:text-style-name="P2" svg:x1="14.677cm" svg:y1="15.333cm" svg:x2="10.306cm" svg:y2="15.333cm"><text:p/></draw:line><draw:line text:anchor-type="paragraph" draw:z-index="27" draw:style-name="gr4" draw:text-style-name="P2" svg:x1="12.37cm" svg:y1="12.979cm" svg:x2="10.227cm" svg:y2="12.979cm"><text:p/></draw:line><draw:line text:anchor-type="paragraph" draw:z-index="28" draw:style-name="gr4" draw:text-style-name="P2" svg:x1="12.318cm" svg:y1="10.36cm" svg:x2="10.175cm" svg:y2="10.36cm"><text:p/></draw:line><draw:line text:anchor-type="paragraph" draw:z-index="29" draw:style-name="gr4" draw:text-style-name="P2" svg:x1="12.291cm" svg:y1="7.82cm" svg:x2="10.148cm" svg:y2="7.82cm"><text:p/></draw:line><draw:frame text:anchor-type="paragraph" draw:z-index="30" draw:style-name="gr5" draw:text-style-name="P2" svg:width="1.588cm" svg:height="1.061cm" svg:x="10.148cm" svg:y="6.759cm"><draw:text-box><text:p text:style-name="P2">Non</text:p><text:p text:style-name="P2">Premuto</text:p></draw:text-box></draw:frame><draw:frame text:anchor-type="paragraph" draw:z-index="31" draw:style-name="gr5" draw:text-style-name="P2" svg:width="1.588cm" svg:height="1.061cm" svg:x="10.174cm" svg:y="9.299cm"><draw:text-box><text:p text:style-name="P2"/><text:p text:style-name="P2">Bianco</text:p></draw:text-box></draw:frame><draw:frame text:anchor-type="paragraph" draw:z-index="32" draw:style-name="gr5" draw:text-style-name="P2" svg:width="1.588cm" svg:height="1.061cm" svg:x="10.227cm" svg:y="11.919cm"><draw:text-box><text:p text:style-name="P2"/><text:p text:style-name="P2">Bianco</text:p></draw:text-box></draw:frame><draw:frame text:anchor-type="paragraph" draw:z-index="33" draw:style-name="gr5" draw:text-style-name="P2" svg:width="1.588cm" svg:height="1.061cm" svg:x="10.306cm" svg:y="14.302cm"><draw:text-box><text:p text:style-name="P2"/><text:p text:style-name="P2">Bianco</text:p></draw:text-box></draw:frame><draw:line text:anchor-type="paragraph" draw:z-index="34" draw:style-name="gr7" draw:text-style-name="P2" svg:x1="2.475cm" svg:y1="15.783cm" svg:x2="2.475cm" svg:y2="17.688cm"><text:p/></draw:line><draw:line text:anchor-type="paragraph" draw:z-index="35" draw:style-name="gr7" draw:text-style-name="P2" svg:x1="12.291cm" svg:y1="5.491cm" svg:x2="12.291cm" svg:y2="6.814cm"><text:p/></draw:line><draw:line text:anchor-type="paragraph" draw:z-index="37" draw:style-name="gr7" draw:text-style-name="P2" svg:x1="12.291cm" svg:y1="7.819cm" svg:x2="12.291cm" svg:y2="9.354cm"><text:p/></draw:line><draw:line text:anchor-type="paragraph" draw:z-index="36" draw:style-name="gr7" draw:text-style-name="P2" svg:x1="12.291cm" svg:y1="6.814cm" svg:x2="8.375cm" svg:y2="6.814cm"><text:p/></draw:line><draw:line text:anchor-type="paragraph" draw:z-index="38" draw:style-name="gr7" draw:text-style-name="P2" svg:x1="12.264cm" svg:y1="9.354cm" svg:x2="8.348cm" svg:y2="9.354cm"><text:p/></draw:line><draw:line text:anchor-type="paragraph" draw:z-index="39" draw:style-name="gr7" draw:text-style-name="P2" svg:x1="12.317cm" svg:y1="10.359cm" svg:x2="12.291cm" svg:y2="11.973cm"><text:p/></draw:line><draw:line text:anchor-type="paragraph" draw:z-index="40" draw:style-name="gr7" draw:text-style-name="P2" svg:x1="12.291cm" svg:y1="11.973cm" svg:x2="8.375cm" svg:y2="11.973cm"><text:p/></draw:line><draw:line text:anchor-type="paragraph" draw:z-index="41" draw:style-name="gr7" draw:text-style-name="P2" svg:x1="12.37cm" svg:y1="12.979cm" svg:x2="12.37cm" svg:y2="14.302cm"><text:p/></draw:line><draw:line text:anchor-type="paragraph" draw:z-index="42" draw:style-name="gr7" draw:text-style-name="P2" svg:x1="12.37cm" svg:y1="14.302cm" svg:x2="8.454cm" svg:y2="14.302cm"><text:p/></draw:line><draw:line text:anchor-type="paragraph" draw:z-index="43" draw:style-name="gr7" draw:text-style-name="P2" svg:x1="8.322cm" svg:y1="6.814cm" svg:x2="8.322cm" svg:y2="7.29cm"><text:p/></draw:line><draw:line text:anchor-type="paragraph" draw:z-index="44" draw:style-name="gr7" draw:text-style-name="P2" svg:x1="2.348cm" svg:y1="6.814cm" svg:x2="8.322cm" svg:y2="6.814cm"><text:p/></draw:line><draw:line text:anchor-type="paragraph" draw:z-index="45" draw:style-name="gr7" draw:text-style-name="P2" svg:x1="2.342cm" svg:y1="5.994cm" svg:x2="2.342cm" svg:y2="6.814cm"><text:p/></draw:line><draw:line text:anchor-type="paragraph" draw:z-index="46" draw:style-name="gr7" draw:text-style-name="P2" svg:x1="8.348cm" svg:y1="9.354cm" svg:x2="8.348cm" svg:y2="9.83cm"><text:p/></draw:line><draw:line text:anchor-type="paragraph" draw:z-index="47" draw:style-name="gr7" draw:text-style-name="P2" svg:x1="2.374cm" svg:y1="9.354cm" svg:x2="8.348cm" svg:y2="9.354cm"><text:p/></draw:line><draw:line text:anchor-type="paragraph" draw:z-index="48" draw:style-name="gr7" draw:text-style-name="P2" svg:x1="2.348cm" svg:y1="8.401cm" svg:x2="2.348cm" svg:y2="9.354cm"><text:p/></draw:line><draw:custom-shape text:anchor-type="paragraph" draw:z-index="8" draw:style-name="gr1" svg:width="3.652cm" svg:height="1.059cm" svg:x="6.655cm" svg:y="14.804cm"><text:p text:style-name="P2">Testo SE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style-name="gr7" draw:text-style-name="P2" svg:x1="6.655cm" svg:y1="15.333cm" svg:x2="4.724cm" svg:y2="15.333cm"><text:p/></draw:line><draw:frame text:anchor-type="paragraph" draw:z-index="23" draw:style-name="gr6" draw:text-style-name="P2" svg:width="1.588cm" svg:height="0.606cm" svg:x="5.2cm" svg:y="14.804cm"><draw:text-box><text:p text:style-name="P2">Nero</text:p></draw:text-box></draw:frame><draw:line text:anchor-type="paragraph" draw:z-index="49" draw:style-name="gr7" draw:text-style-name="P2" svg:x1="8.454cm" svg:y1="14.302cm" svg:x2="8.454cm" svg:y2="14.778cm"><text:p/></draw:line><draw:line text:anchor-type="paragraph" draw:z-index="50" draw:style-name="gr7" draw:text-style-name="P2" svg:x1="2.401cm" svg:y1="11.973cm" svg:x2="8.375cm" svg:y2="11.973cm"><text:p/></draw:line><draw:line text:anchor-type="paragraph" draw:z-index="51" draw:style-name="gr7" draw:text-style-name="P2" svg:x1="2.401cm" svg:y1="10.888cm" svg:x2="2.401cm" svg:y2="11.973cm"><text:p/></draw:line><draw:line text:anchor-type="paragraph" draw:z-index="52" draw:style-name="gr7" draw:text-style-name="P2" svg:x1="8.375cm" svg:y1="11.973cm" svg:x2="8.375cm" svg:y2="12.449cm"><text:p/></draw:line><draw:line text:anchor-type="paragraph" draw:z-index="53" draw:style-name="gr7" draw:text-style-name="P2" svg:x1="2.48cm" svg:y1="13.508cm" svg:x2="2.48cm" svg:y2="14.302cm"><text:p/></draw:line><draw:line text:anchor-type="paragraph" draw:z-index="54" draw:style-name="gr7" draw:text-style-name="P2" svg:x1="2.475cm" svg:y1="17.688cm" svg:x2="14.678cm" svg:y2="17.688cm"><text:p/></draw:line><draw:line text:anchor-type="paragraph" draw:z-index="55" draw:style-name="gr7" draw:text-style-name="P2" svg:x1="14.677cm" svg:y1="17.688cm" svg:x2="14.677cm" svg:y2="2.501cm"><text:p/></draw:line><draw:line text:anchor-type="paragraph" draw:z-index="56" draw:style-name="gr7" draw:text-style-name="P2" svg:x1="14.677cm" svg:y1="2.501cm" svg:x2="8.401cm" svg:y2="2.501cm"><text:p/></draw:line>Programm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Estremità_20_linea_20_2" draw:display-name="Estremità linea 2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3M25S</meta:editing-duration>
    <meta:editing-cycles>14</meta:editing-cycles>
    <meta:generator>OpenOffice.org/3.1$Win32 OpenOffice.org_project/310m11$Build-9399</meta:generator>
    <dc:date>2009-06-15T16:59:44.01</dc:date>
    <meta:document-statistic meta:table-count="0" meta:image-count="0" meta:object-count="0" meta:page-count="1" meta:paragraph-count="1" meta:word-count="2" meta:character-count="11"/>
    <meta:user-defined meta:name="Info 1"/>
    <meta:user-defined meta:name="Info 2"/>
    <meta:user-defined meta:name="Info 3"/>
    <meta:user-defined meta:name="Info 4"/>
  </office:meta>
</office:document-meta>
</file>